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30A5000004C0A15B2D42.svm"/>
  <manifest:file-entry manifest:media-type="" manifest:full-path="Pictures/200000110000168A00000637BE57E24F.svm"/>
  <manifest:file-entry manifest:media-type="" manifest:full-path="Pictures/200000110000337100000613BF343ABD.svm"/>
  <manifest:file-entry manifest:media-type="image/png" manifest:full-path="Pictures/10000201000009600000018F03127F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Courier New1" svg:font-family="'Courier New'"/>
    <style:font-face style:name="Lucida Console" svg:font-family="'Lucida Console'"/>
    <style:font-face style:name="OpenSymbol" svg:font-family="OpenSymbol"/>
    <style:font-face style:name="inherit" svg:font-family="inherit, 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paragraph-properties fo:background-color="transparent">
        <style:background-image/>
      </style:paragraph-properties>
    </style:style>
    <style:style style:name="P8" style:family="paragraph" style:parent-style-name="Standard" style:master-page-name="MPF0">
      <style:paragraph-properties style:page-number="auto" fo:break-before="page"/>
    </style:style>
    <style:style style:name="P9" style:family="paragraph" style:parent-style-name="Standard">
      <style:paragraph-properties fo:background-color="transparent">
        <style:background-image/>
      </style:paragraph-properties>
    </style:style>
    <style:style style:name="P10" style:family="paragraph" style:parent-style-name="Kein_20_Leerraum" style:list-style-name="L4"/>
    <style:style style:name="P11" style:family="paragraph" style:parent-style-name="Text_20_body" style:list-style-name="L4">
      <style:text-properties fo:color="#242424" style:font-name="Times New Roman" fo:font-size="10pt" fo:language="en" fo:country="US" style:font-size-asian="10pt" style:font-size-complex="10pt"/>
    </style:style>
    <style:style style:name="P12" style:family="paragraph" style:parent-style-name="Text_20_body" style:list-style-name="L4">
      <style:text-properties style:font-name="Times New Roman"/>
    </style:style>
    <style:style style:name="P13" style:family="paragraph" style:parent-style-name="Text_20_body" style:list-style-name="L4">
      <style:text-properties style:font-name="Times New Roman" fo:font-size="10pt" style:font-size-asian="10pt" style:font-size-complex="10pt"/>
    </style:style>
    <style:style style:name="P14" style:family="paragraph" style:parent-style-name="Text_20_body" style:list-style-name="L2">
      <style:paragraph-properties fo:margin-left="1.27cm" fo:margin-right="0cm" fo:text-indent="0cm" style:auto-text-indent="false"/>
    </style:style>
    <style:style style:name="P15" style:family="paragraph" style:parent-style-name="Text_20_body">
      <style:paragraph-properties fo:margin-left="1.27cm" fo:margin-right="0cm" fo:margin-top="0cm" fo:margin-bottom="0.212cm" fo:text-indent="0cm" style:auto-text-indent="false"/>
    </style:style>
    <style:style style:name="P16" style:family="paragraph" style:parent-style-name="Text_20_body" style:list-style-name="L2">
      <style:paragraph-properties fo:margin-left="1.27cm" fo:margin-right="0cm" fo:margin-top="0cm" fo:margin-bottom="0.212cm" fo:text-indent="0cm" style:auto-text-indent="false"/>
    </style:style>
    <style:style style:name="P17" style:family="paragraph" style:parent-style-name="Text_20_body" style:list-style-name="L2">
      <style:paragraph-properties fo:margin-left="1.27cm" fo:margin-right="0cm" fo:margin-top="0cm" fo:margin-bottom="0.212cm" fo:text-indent="0cm" style:auto-text-indent="false"/>
      <style:text-properties fo:language="en" fo:country="US"/>
    </style:style>
    <style:style style:name="P18" style:family="paragraph" style:parent-style-name="Text_20_body">
      <style:paragraph-properties fo:margin-left="2.54cm" fo:margin-right="0cm" fo:text-indent="0cm" style:auto-text-indent="false" fo:background-color="transparent" fo:padding="0cm" fo:border="none">
        <style:background-image/>
      </style:paragraph-properties>
      <style:text-properties fo:color="#000000" style:font-name="Times New Roman" fo:font-size="10pt" fo:background-color="transparent" style:font-size-asian="10pt" style:font-size-complex="10pt"/>
    </style:style>
    <style:style style:name="P19" style:family="paragraph" style:parent-style-name="Text_20_body">
      <style:paragraph-properties fo:background-color="transparent">
        <style:background-image/>
      </style:paragraph-properties>
      <style:text-properties fo:color="#000000" style:font-name="Times New Roman" fo:font-size="10pt" fo:language="en" fo:country="US" style:font-size-asian="10pt" style:font-size-complex="10pt"/>
    </style:style>
    <style:style style:name="P20" style:family="paragraph" style:parent-style-name="Text_20_body" style:list-style-name="L5">
      <style:paragraph-properties fo:background-color="transparent">
        <style:background-image/>
      </style:paragraph-properties>
      <style:text-properties fo:color="#000000" style:font-name="Times New Roman" fo:font-size="10pt" fo:language="en" fo:country="US" style:font-size-asian="10pt" style:font-size-complex="10pt"/>
    </style:style>
    <style:style style:name="P21" style:family="paragraph" style:parent-style-name="Text_20_body" style:list-style-name="L5">
      <style:paragraph-properties fo:background-color="transparent">
        <style:background-image/>
      </style:paragraph-properties>
    </style:style>
    <style:style style:name="P22" style:family="paragraph" style:parent-style-name="Text_20_body">
      <style:paragraph-properties fo:margin-left="2.498cm" fo:margin-right="0cm" fo:text-indent="0cm" style:auto-text-indent="false"/>
    </style:style>
    <style:style style:name="P23" style:family="paragraph" style:parent-style-name="Text_20_body">
      <style:paragraph-properties fo:margin-left="3.747cm" fo:margin-right="0cm" fo:text-indent="0cm" style:auto-text-indent="false"/>
    </style:style>
    <style:style style:name="P24" style:family="paragraph" style:parent-style-name="Text_20_body">
      <style:paragraph-properties fo:margin-left="3.747cm" fo:margin-right="0cm" fo:text-indent="0cm" style:auto-text-indent="false"/>
      <style:text-properties fo:language="en" fo:country="US"/>
    </style:style>
    <style:style style:name="P25" style:family="paragraph" style:parent-style-name="Text_20_body">
      <style:paragraph-properties fo:margin-left="1.249cm" fo:margin-right="0cm" fo:text-indent="0cm" style:auto-text-indent="false" fo:background-color="transparent">
        <style:background-image/>
      </style:paragraph-properties>
      <style:text-properties fo:color="#000000" style:font-name="Times New Roman" fo:font-size="10pt" fo:language="en" fo:country="US" style:font-size-asian="10pt" style:font-size-complex="10pt"/>
    </style:style>
    <style:style style:name="P26" style:family="paragraph" style:parent-style-name="Text_20_body">
      <style:paragraph-properties fo:margin-left="2.498cm" fo:margin-right="0cm" fo:text-indent="1.169cm" style:auto-text-indent="false"/>
      <style:text-properties fo:language="en" fo:country="US"/>
    </style:style>
    <style:style style:name="P27" style:family="paragraph" style:parent-style-name="Text_20_body">
      <style:paragraph-properties fo:margin-left="3.81cm" fo:margin-right="0cm" fo:text-indent="0cm" style:auto-text-indent="false"/>
    </style:style>
    <style:style style:name="P28" style:family="paragraph" style:parent-style-name="Text_20_body">
      <style:paragraph-properties fo:margin-left="3.81cm" fo:margin-right="0cm" fo:text-indent="0cm" style:auto-text-indent="false"/>
      <style:text-properties style:font-name="Courier New1" fo:font-size="6pt" fo:language="en" fo:country="US"/>
    </style:style>
    <style:style style:name="P29" style:family="paragraph" style:parent-style-name="Heading_20_1">
      <style:paragraph-properties fo:break-before="page"/>
    </style:style>
    <style:style style:name="T1" style:family="text">
      <style:text-properties fo:language="en" fo:country="US"/>
    </style:style>
    <style:style style:name="T2" style:family="text">
      <style:text-properties fo:language="en" fo:country="US" fo:background-color="transparent"/>
    </style:style>
    <style:style style:name="T3" style:family="text">
      <style:text-properties fo:language="en" fo:country="US" fo:font-style="italic"/>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fo:font-variant="normal" fo:text-transform="none" fo:color="#000000" fo:font-size="32pt" fo:language="en" fo:country="US" fo:font-weight="bold" style:font-size-asian="32pt" style:font-weight-asian="bold" style:font-size-complex="32pt"/>
    </style:style>
    <style:style style:name="T8" style:family="text">
      <style:text-properties fo:color="#000000" style:font-name="Times New Roman" fo:font-size="10pt" fo:language="en" fo:country="US" fo:font-style="normal" fo:font-weight="normal" fo:background-color="#ffffff" style:font-size-asian="10pt" style:font-style-asian="normal" style:font-weight-asian="normal" style:font-size-complex="10pt" style:font-style-complex="normal" style:font-weight-complex="normal"/>
    </style:style>
    <style:style style:name="T9" style:family="text">
      <style:text-properties fo:color="#000000" style:font-name="Times New Roman" fo:font-size="10pt" fo:language="en" fo:country="US" fo:font-style="normal" style:font-size-asian="10pt" style:language-asian="de" style:country-asian="CH" style:font-style-asian="normal" style:font-size-complex="10pt" style:font-style-complex="normal"/>
    </style:style>
    <style:style style:name="T10" style:family="text">
      <style:text-properties fo:color="#000000" style:font-name="Times New Roman" fo:font-size="10pt" fo:language="en" fo:country="US" fo:background-color="#ffffff" style:font-size-asian="10pt" style:font-size-complex="10pt"/>
    </style:style>
    <style:style style:name="T11" style:family="text">
      <style:text-properties fo:color="#000000" style:font-name="Times New Roman" fo:font-size="10pt" fo:font-style="normal" fo:font-weight="normal" fo:background-color="#ffffff" style:font-size-asian="10pt" style:font-style-asian="normal" style:font-weight-asian="normal" style:font-size-complex="10pt" style:font-style-complex="normal" style:font-weight-complex="normal"/>
    </style:style>
    <style:style style:name="T12" style:family="text">
      <style:text-properties fo:color="#000000" fo:language="en" fo:country="US" style:text-underline-style="none"/>
    </style:style>
    <style:style style:name="T13" style:family="text">
      <style:text-properties style:font-name="Arial1" fo:font-size="10pt" fo:language="en" fo:country="US"/>
    </style:style>
    <style:style style:name="T14" style:family="text">
      <style:text-properties style:font-name="inherit" fo:language="en" fo:country="US"/>
    </style:style>
    <style:style style:name="T15" style:family="text">
      <style:text-properties fo:color="#242424"/>
    </style:style>
    <style:style style:name="T16" style:family="text">
      <style:text-properties fo:color="#242424" fo:language="en" fo:country="US"/>
    </style:style>
    <style:style style:name="T17" style:family="text">
      <style:text-properties fo:color="#242424" fo:font-size="10pt" fo:language="en" fo:country="US" style:font-size-asian="10pt" style:font-size-complex="10pt"/>
    </style:style>
    <style:style style:name="T18" style:family="text">
      <style:text-properties style:font-name="Courier New1" fo:font-size="6pt" fo:font-style="normal" style:language-asian="de" style:country-asian="CH" style:font-style-asian="normal" style:font-style-complex="normal"/>
    </style:style>
    <style:style style:name="T19" style:family="text">
      <style:text-properties style:font-name="Courier New1" fo:font-size="6pt" fo:language="en" fo:country="US"/>
    </style:style>
    <style:style style:name="T20" style:family="text">
      <style:text-properties style:font-name="Times New Roman" fo:font-size="10pt" fo:language="en" fo:country="US" style:font-size-asian="10pt" style:font-size-complex="10pt"/>
    </style:style>
    <style:style style:name="T21" style:family="text">
      <style:text-properties fo:font-style="normal" style:language-asian="de" style:country-asian="CH" style:font-style-asian="normal" style:font-style-complex="normal"/>
    </style:style>
    <style:style style:name="T22" style:family="text">
      <style:text-properties fo:color="#78230c" fo:font-style="italic" style:language-asian="de" style:country-asian="CH" style:font-style-asian="italic" style:font-style-complex="italic"/>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Textfeld 152" text:anchor-type="paragraph" svg:x="0.619cm" svg:y="24.294cm" svg:width="19.763cm" style:rel-width="scale" svg:height="2.709cm" style:rel-height="scale" draw:z-index="1"><draw:text-box><text:p text:style-name="P2"><text:span text:style-name="Absatz-Standardschriftart"><text:span text:style-name="T4"/></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7">How to set up a SysML v2<text:line-break/>pilot installation<text:line-break/>on Oracle Linux<text:line-break/></text:span></text:span></text:p><text:p text:style-name="P5"><text:span text:style-name="Absatz-Standardschriftart"><text:span text:style-name="T6"><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P7"><text:bookmark text:name="_Toc131062003"/><text:span text:style-name="Absatz-Standardschriftart"><text:span text:style-name="T2"/></text:span></text:p>
      <text:p text:style-name="P7"><text:span text:style-name="Absatz-Standardschriftart"><text:span text:style-name="T2"/></text:span></text:p>
      <text:p text:style-name="P7"><text:span text:style-name="Absatz-Standardschriftart"><text:span text:style-name="T2"/></text:span></text:p>
      <text:p text:style-name="P7"><text:span text:style-name="Absatz-Standardschriftart"><text:span text:style-name="T2">This document will only guide you to install the API on Oracle Linux (tested with Oracle Linux 8). It assumes that other components will run on other hosts with other operating systems.</text:span></text:span></text:p>
      <text:p text:style-name="P7"><text:span text:style-name="Absatz-Standardschriftart"><text:span text:style-name="T2">The document assumes that the reader is familiar with the general remarks about database persistency from the Howto for Windows: <text:line-break/><text:line-break/>See here: <text:s/></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span text:style-name="Absatz-Standardschriftart"><text:span text:style-name="T2"><text:line-break/><text:line-break/>It furthermore assumes that the reader has Linux installation experience from the installation as described for Ubuntu: <text:line-break/><text:line-break/>See here: <text:s/></text:span></text:span><text:a xlink:type="simple" xlink:href="https://github.com/GfSE/fas4sysmlv2/blob/main/doc/tech-docs/sysmlv2-pilot/installation_howto_ubuntu.odt" text:style-name="Internet_20_link" text:visited-style-name="Visited_20_Internet_20_Link"><text:span text:style-name="Absatz-Standardschriftart">https://github.com/GfSE/fas4sysmlv2/blob/main/doc/tech-docs/sysmlv2-pilot/installation_howto_ubuntu.odt</text:span></text:a><text:span text:style-name="Absatz-Standardschriftart"><text:span text:style-name="T2"> </text:span></text:span></text:p>
      <text:p text:style-name="P7"><text:span text:style-name="Absatz-Standardschriftart"><text:span text:style-name="T2"/></text:span></text:p>
      <text:p text:style-name="P29"><text:span text:style-name="Absatz-Standardschriftart"><text:span text:style-name="T2">Running the SysML v2 API as a service on Oracle Linux</text:span></text:span></text:p>
      <text:p text:style-name="P15"><text:span text:style-name="Absatz-Standardschriftart"><text:span text:style-name="T2">Installation:</text:span></text:span></text:p>
      <text:list xml:id="list8389794646339053244" text:style-name="L2">
        <text:list-item>
          <text:p text:style-name="P16"><text:span text:style-name="Absatz-Standardschriftart"><text:span text:style-name="T2">sudo rm -f /etc/yum.repos.d/bintray-rpm.repo </text:span></text:span></text:p>
        </text:list-item>
        <text:list-item>
          <text:p text:style-name="P16"><text:span text:style-name="T1">curl -L https://www.scala-sbt.org/sbt-rpm.repo &gt; sbt-rpm.repo</text:span> </text:p>
        </text:list-item>
        <text:list-item>
          <text:p text:style-name="P16"><text:span text:style-name="T1">sudo mv sbt-rpm.repo /etc/yum.repos.d/</text:span> </text:p>
        </text:list-item>
        <text:list-item>
          <text:p text:style-name="P16"><text:span text:style-name="T1">sudo yum install sbt</text:span> </text:p>
        </text:list-item>
        <text:list-item>
          <text:p text:style-name="P16"><text:span text:style-name="T1">curl -L https://github.com/Systems-Modeling/SysML-v2-API-Services/archive/refs/heads/master.zip &gt; SysMLv2API_Services.zip</text:span> </text:p>
        </text:list-item>
        <text:list-item>
          <text:p text:style-name="P17">unzip  SysMLv2API_Services.zip </text:p>
        </text:list-item>
        <text:list-item>
          <text:p text:style-name="P16"><text:span text:style-name="T1">sudo dnf install java-11-openjdk-devel -y</text:span> </text:p>
        </text:list-item>
        <text:list-item>
          <text:p text:style-name="P16"><text:span text:style-name="T1">sudo dnf install tzdata-java</text:span> </text:p>
        </text:list-item>
        <text:list-item>
          <text:p text:style-name="P16"><text:span text:style-name="T1">cd SysML-v2-API-Services-master/</text:span> </text:p>
        </text:list-item>
        <text:list-item>
          <text:p text:style-name="P17">sbt clean</text:p>
        </text:list-item>
        <text:list-item>
          <text:p text:style-name="P16"><text:span text:style-name="T1">Once your database tables are properly created, don't forget to set<text:line-break/> “&lt;property name="hibernate.hbm2ddl.auto" value="none"/&gt;” in persistence.xml</text:span> </text:p>
        </text:list-item>
      </text:list>
      <text:p text:style-name="P15"/>
      <text:p text:style-name="P15">Creating a service:</text:p>
      <text:list xml:id="list43554009" text:continue-numbering="true" text:style-name="L2">
        <text:list-item>
          <text:p text:style-name="P14"><text:span text:style-name="T1">Set the application secret: in conf/application.conf, replace </text:span><text:span text:style-name="T3">whatever</text:span><text:span text:style-name="T1"> with a secret:<text:line-break/><text:line-break/>OLD: play.http.secret.key="whatever"<text:line-break/><text:line-break/>=&gt; NEW (example only): play.http.secret.key= "ARX?tAnfk?aZ?ecrNwnxIlR6CTf:G3gf:</text:span><text:a xlink:type="simple" xlink:href="mailto:90Latabg@5241AB" text:style-name="Internet_20_link" text:visited-style-name="Visited_20_Internet_20_Link"><text:span text:style-name="T12">90Lbgrbg!9241AB</text:span></text:a><text:span text:style-name="T1">`R5W:1uDFX];Ik@n"</text:span></text:p>
        </text:list-item>
        <text:list-item>
          <text:p text:style-name="P14"><text:span text:style-name="T1">Run “sbt stage”</text:span></text:p>
        </text:list-item>
        <text:list-item>
          <text:p text:style-name="P14"><text:span text:style-name="T1">Now find the created binary in </text:span><text:span text:style-name="T13">target/universal/stage/bin/</text:span></text:p>
        </text:list-item>
        <text:list-item>
          <text:p text:style-name="P16">Make a batch file to run the binary (here, assuming that you are the user "opc" with home "/home/opc" and with SysML API Services unzipped to "<text:span text:style-name="T1">/home/opc/SysML-v2-API-Services-master"</text:span>)</text:p>
          <text:list>
            <text:list-item>
              <text:p text:style-name="P16">Create the file "<text:span text:style-name="T1">/home/opc/startSysMLv2API.sh" </text:span>as follows:<text:line-break/><text:line-break/><text:span text:style-name="T1">#!/bin/bash</text:span></text:p>
            </text:list-item>
          </text:list>
        </text:list-item>
      </text:list>
      <text:p text:style-name="P24">echo Starting &gt; /home/opc/sysmlv2apilog.txt</text:p>
      <text:p text:style-name="P24">cd /home/opc/SysML-v2-API-Services-master/target/universal/stage/bin/</text:p>
      <text:p text:style-name="P24">rm -rf ../RUNNING_PID</text:p>
      <text:p text:style-name="P24">./sysml-v2-api-services -J-Xmx2048m &gt;&gt;/home/opc/sysmlv2apilog.txt 2&gt;&amp;1  </text:p>
      <text:list xml:id="list43546723" text:continue-numbering="true" text:style-name="L2">
        <text:list-item>
          <text:list>
            <text:list-item>
              <text:p text:style-name="P16"><text:span text:style-name="T1">sudo chown root /home/opc/startSysMLv2API.sh</text:span></text:p>
            </text:list-item>
            <text:list-item>
              <text:p text:style-name="P16"><text:span text:style-name="T1">sudo chgrp root /home/opc/startSysMLv2API.sh</text:span></text:p>
            </text:list-item>
            <text:list-item>
              <text:p text:style-name="P16"><text:span text:style-name="T1">sudo chmod a+x /home/opc/startSysMLv2API.sh</text:span></text:p>
            </text:list-item>
            <text:list-item>
              <text:p text:style-name="P16"><text:span text:style-name="Source_20_Text"><text:span text:style-name="T14">sudo chcon -t bin_t </text:span></text:span><text:span text:style-name="T1">/home/opc/startSysMLv2API.sh<text:line-break/><text:line-break/><text:line-break/><text:line-break/></text:span><text:soft-page-break/><text:span text:style-name="T1"><text:line-break/><text:line-break/></text:span></text:p>
            </text:list-item>
          </text:list>
        </text:list-item>
        <text:list-item>
          <text:p text:style-name="P17">Create the following file as “sysmlv2api.service” in the home directory /home/opc:</text:p>
        </text:list-item>
      </text:list>
      <text:p text:style-name="Text_20_body"> </text:p>
      <text:p text:style-name="P26">[Unit]</text:p>
      <text:p text:style-name="P24">Description=Service that offers access to the SysML v2 repository via a standardized API</text:p>
      <text:p text:style-name="P24">After=network.target network-online.target</text:p>
      <text:p text:style-name="P23"> </text:p>
      <text:p text:style-name="P24">[Install]</text:p>
      <text:p text:style-name="P24">WantedBy=multi-user.target</text:p>
      <text:p text:style-name="P23"> </text:p>
      <text:p text:style-name="P24">[Service]</text:p>
      <text:p text:style-name="P24">Type=simple</text:p>
      <text:p text:style-name="P24">ExecStart=/home/opc/startSysMLv2API.sh</text:p>
      <text:p text:style-name="P24">WorkingDirectory=/home/opc/</text:p>
      <text:p text:style-name="P24">Restart=always</text:p>
      <text:p text:style-name="P24">RestartSec=5</text:p>
      <text:p text:style-name="P24">StandardOutput=syslog</text:p>
      <text:p text:style-name="P22"> </text:p>
      <text:p text:style-name="Text_20_body"> </text:p>
      <text:list xml:id="list43526232" text:continue-numbering="true" text:style-name="L2">
        <text:list-item>
          <text:p text:style-name="P14">Now move the file:<text:line-break/><text:span text:style-name="T1">sudo mv /home/opc/sysmlv2api.service /etc/systemd/system</text:span></text:p>
        </text:list-item>
        <text:list-item>
          <text:p text:style-name="P14"><text:span text:style-name="T1">Now make sure the service starts at boot:</text:span></text:p>
        </text:list-item>
      </text:list>
      <text:list xml:id="list4994791099479591762" text:style-name="L4">
        <text:list-item>
          <text:list>
            <text:list-item>
              <text:list>
                <text:list-item>
                  <text:list>
                    <text:list-item>
                      <text:p text:style-name="P13"><text:span text:style-name="T1">sudo chown root /etc/systemd/system/sysmlv2api.service</text:span></text:p>
                    </text:list-item>
                    <text:list-item>
                      <text:p text:style-name="P13"><text:span text:style-name="T1">sudo chgrp root /etc/systemd/system/sysmlv2api.service</text:span></text:p>
                    </text:list-item>
                    <text:list-item>
                      <text:p text:style-name="P10"><text:span text:style-name="Emphasis"><text:span text:style-name="T8">sudo chmod</text:span></text:span><text:span text:style-name="T11"> </text:span><text:span text:style-name="T8">6</text:span><text:span text:style-name="T10">44 </text:span><text:span text:style-name="T20">/etc/systemd/system/sysmlv2api.service<text:line-break/></text:span></text:p>
                    </text:list-item>
                    <text:list-item>
                      <text:p text:style-name="P13"><text:span text:style-name="T1">sudo /sbin/restorecon -v /etc/systemd/system/sysmlv2api.service</text:span></text:p>
                    </text:list-item>
                    <text:list-item>
                      <text:p text:style-name="P11">sudo systemctl daemon-reload</text:p>
                    </text:list-item>
                    <text:list-item>
                      <text:p text:style-name="P12"><text:span text:style-name="T17">sudo systemctl enabl</text:span><text:span text:style-name="T16">e </text:span><text:span text:style-name="T1">sysmlv2api.service</text:span></text:p>
                    </text:list-item>
                    <text:list-item>
                      <text:p text:style-name="P12"><text:span text:style-name="T16">sudo systemctl start </text:span><text:span text:style-name="T1">sysmlv2api.service</text:span><text:span text:style-name="T15"> </text:span></text:p>
                    </text:list-item>
                  </text:list>
                </text:list-item>
              </text:list>
            </text:list-item>
          </text:list>
        </text:list-item>
      </text:list>
      <text:list xml:id="list43526575" text:continue-list="list43526232" text:style-name="L2">
        <text:list-header>
          <text:p text:style-name="P16"/>
        </text:list-header>
      </text:list>
      <text:p text:style-name="P15"/>
      <text:p text:style-name="P15"/>
      <text:p text:style-name="P15"/>
      <text:p text:style-name="P15"/>
      <text:p text:style-name="P15"/>
      <text:p text:style-name="P15"/>
      <text:p text:style-name="P15"><text:soft-page-break/></text:p>
      <text:p text:style-name="P15">Enabling API access from other networks (DO THIS ONLY WHEN YOU KNOW IT IS SECURE TO DO IT IN YOUR IT ENVIRONMENT):</text:p>
      <text:p text:style-name="Standard"><draw:frame draw:style-name="fr2" draw:name="graphics1" text:anchor-type="paragraph" svg:x="2.773cm" svg:y="0.339cm" svg:width="7.467cm" svg:height="2.517cm" draw:z-index="4"><draw:image xlink:href="Pictures/200000110000168A00000637BE57E24F.svm" xlink:type="simple" xlink:show="embed" xlink:actuate="onLoad"/></draw:frame><text:span text:style-name="Absatz-Standardschriftart"><text:span text:style-name="T2"/></text:span></text:p>
      <text:p text:style-name="P7"/>
      <text:p text:style-name="P7"/>
      <text:p text:style-name="P7"/>
      <text:p text:style-name="P19"><text:s text:c="29"/></text:p>
      <text:p text:style-name="P19"><text:s text:c="26"/>Stop Firewall:</text:p>
      <text:p text:style-name="P18"><text:span text:style-name="T1"><text:s text:c="2"/>sudo systemctl status firewalld</text:span></text:p>
      <text:p text:style-name="P18"><text:span text:style-name="T1"><text:s text:c="2"/>sudo systemctl stop firewalld</text:span></text:p>
      <text:p text:style-name="P18"><text:span text:style-name="T1"><text:s text:c="2"/>sudo systemctl disable firewalld</text:span></text:p>
      <text:p text:style-name="P18"><text:span text:style-name="T1"><text:s text:c="2"/>sudo systemctl status firewalld</text:span></text:p>
      <text:p text:style-name="P7"/>
      <text:p text:style-name="P7">Some hints on the use of Oracle databases (in case you have access to a license for running one):</text:p>
      <text:p text:style-name="P25">One motivation for the installation on Oracle Linux may be the use of an Oracle database on the storage layer. This is why some hints are provided here.</text:p>
      <text:p text:style-name="P25">Some difficulties have been observed with the older version of Play framework / Hibernate that comes with the SysML v2 API Reference installation (at least at the time of writing this document) and the latest versions of Oracle databases. This is why it may be necessary to initialize database tables manually. A quick-dirty-way for doing so has been described here:</text:p>
      <text:p text:style-name="P25"/>
      <text:list xml:id="list5694745510356366300" text:style-name="L5">
        <text:list-item>
          <text:p text:style-name="P20">Prepare the Play framework for use with an Oracle database:</text:p>
          <text:list>
            <text:list-item>
              <text:p text:style-name="P20"><draw:frame draw:style-name="fr2" draw:name="graphics2" text:anchor-type="paragraph" svg:x="2.859cm" svg:y="0.609cm" svg:width="13.169cm" svg:height="1.556cm" draw:z-index="5"><draw:image xlink:href="Pictures/200000110000337100000613BF343ABD.svm" xlink:type="simple" xlink:show="embed" xlink:actuate="onLoad"/></draw:frame>Modify persistence.xml as follows:<text:line-break/>(where the “wallet” location has to be specified with the correct location on Oracle Linux)</text:p>
            </text:list-item>
            <text:list-item>
              <text:p text:style-name="P20">Ensure that the API is rebuilt (sbt clean; sbt stage) with the corresponding Oracle jars to be obtained from Oracle's website:<text:line-break/><text:line-break/>ojdbc-&lt;version&gt;.jar<text:line-break/>oraclepki-&lt;version&gt;.jar<text:line-break/>osdt_cert-&lt;version&gt;.jar<text:line-break/>osdt_core-&lt;version&gt;.jar<text:line-break/><text:line-break/>To ensure that these files are taken into account in the build, they have to be declared in the build.sbt file of the SysML v2 API project<text:line-break/><text:line-break/>Example (Here with windows paths. For Linux, use “file:/home/opc/....”):</text:p>
              <text:p text:style-name="P20"><draw:frame draw:style-name="fr2" draw:name="graphics3" text:anchor-type="paragraph" svg:x="3.314cm" svg:y="0.058cm" svg:width="12.453cm" svg:height="1.215cm" draw:z-index="6"><draw:image xlink:href="Pictures/20000011000030A5000004C0A15B2D42.svm" xlink:type="simple" xlink:show="embed" xlink:actuate="onLoad"/></draw:frame><text:line-break/><text:line-break/></text:p>
            </text:list-item>
          </text:list>
        </text:list-item>
      </text:list>
      <text:p text:style-name="P19"/>
      <text:list xml:id="list43536187" text:continue-numbering="true" text:style-name="L5">
        <text:list-item>
          <text:p text:style-name="P20"><text:soft-page-break/>Create the tables in the database:</text:p>
          <text:list>
            <text:list-item>
              <text:p text:style-name="P20">Run the API with <text:span text:style-name="Absatz-Standardschriftart"><text:span text:style-name="T22">hibernate.hbm2ddl.auto=create-drop</text:span></text:span></text:p>
            </text:list-item>
            <text:list-item>
              <text:p text:style-name="P21"><text:span text:style-name="Absatz-Standardschriftart"><text:span text:style-name="T9">Use the following python script on the part of the log from running the API with SQL commands for data table creation (if proceeding according to this document, then the log is found in /home/opc/sysmlv2apilog.txt ):<text:line-break/><text:line-break/> <text:s text:c="6"/></text:span></text:span><text:span text:style-name="Absatz-Standardschriftart"><text:span text:style-name="T18">#   Copyright 2022 Gesellschaft fuer Systems Engineering e.V. (GfSE)</text:span></text:span></text:p>
            </text:list-item>
          </text:list>
        </text:list-item>
      </text:list>
      <text:p text:style-name="P28">#   Licensed under the Apache License, Version 2.0 (the "License");</text:p>
      <text:p text:style-name="P28">#   you may not use this file except in compliance with the License.</text:p>
      <text:p text:style-name="P28">#   You may obtain a copy of the License at</text:p>
      <text:p text:style-name="P28">#        http://www.apache.org/licenses/LICENSE-2.0  </text:p>
      <text:p text:style-name="P28">#   Unless required by applicable law or agreed to in writing, software</text:p>
      <text:p text:style-name="P28">#   distributed under the License is distributed on an "AS IS" BASIS,</text:p>
      <text:p text:style-name="P28">#   WITHOUT WARRANTIES OR CONDITIONS OF ANY KIND, either express or implied.</text:p>
      <text:p text:style-name="P28">#   See the License for the specific language governing permissions and</text:p>
      <text:p text:style-name="P28">#   limitations under the License.</text:p>
      <text:p text:style-name="P28">#</text:p>
      <text:p text:style-name="P27"><text:span text:style-name="T19">FID = open('log.txt','r') #log.txt should contain an excerpt from sysmlv2apilog.txt</text:span></text:p>
      <text:p text:style-name="P28">tLinePrevious = ''</text:p>
      <text:p text:style-name="P28">tLinePreviousPrevious=''</text:p>
      <text:p text:style-name="P28">bInTableDefinition = False</text:p>
      <text:p text:style-name="P28">for tline in FID:</text:p>
      <text:p text:style-name="P27">    <text:span text:style-name="T19">tLinePreviousPreviousPrevious=tLinePreviousPrevious</text:span></text:p>
      <text:p text:style-name="P27">    <text:span text:style-name="T19">tLinePreviousPrevious=tLinePrevious</text:span></text:p>
      <text:p text:style-name="P27">    <text:span text:style-name="T19">tLinePrevious = tline</text:span></text:p>
      <text:p text:style-name="P27">    <text:span text:style-name="T19">if bInTableDefinition == True:</text:span></text:p>
      <text:p text:style-name="P27">        <text:span text:style-name="T19">if tline.strip()==')' or tline.find('" via JDBC Statement')!=-1:</text:span></text:p>
      <text:p text:style-name="P27">            <text:span text:style-name="T19">bInTableDefinition = False  </text:span></text:p>
      <text:p text:style-name="P27">            <text:span text:style-name="T19">tline=tline.replace(')',');')</text:span></text:p>
      <text:p text:style-name="P27">        <text:span text:style-name="T19">if tline.find('Hibernate:')==-1 and  tline.find('at oracle.jdbc')==-1 and  tline.find('Caused by:')==-1 and  tline.find('Error executing DDL')==-1 :</text:span></text:p>
      <text:p text:style-name="P27">            <text:span text:style-name="T19">print(tline.replace('long','clob').replace('" via JDBC Statement','').replace('references Data','references Data;').replace('on commit delete rows','on commit delete rows;'))</text:span></text:p>
      <text:p text:style-name="P27">    <text:span text:style-name="T19">elif tLinePreviousPreviousPrevious.find('Hibernate:')&gt;-1 and (tline.find('create table')&gt;-1 or tline.find('alter table')&gt;-1):</text:span></text:p>
      <text:p text:style-name="P27">        <text:span text:style-name="T19">bInTableDefinition = True </text:span></text:p>
      <text:p text:style-name="P27">        <text:span text:style-name="T19">print(tline)</text:span></text:p>
      <text:list xml:id="list43551326" text:continue-numbering="true" text:style-name="L5">
        <text:list-item>
          <text:list>
            <text:list-header>
              <text:p text:style-name="P20"><text:span text:style-name="Absatz-Standardschriftart"><text:span text:style-name="T21"/></text:span></text:p>
            </text:list-header>
            <text:list-item>
              <text:p text:style-name="P20"><text:span text:style-name="Absatz-Standardschriftart"><text:span text:style-name="T21">The script produces SQL code, which you can run against the database. Use only the “drop table” and “create table” commands, BUT NOT the “alter table” commands. When all SQL commands have been run, the database is ready. Don't forget to reset the persistence parameter to </text:span></text:span><text:span text:style-name="Absatz-Standardschriftart"><text:span text:style-name="T22">hibernate.hbm2ddl.auto=none</text:span></text:span></text:p>
            </text:list-item>
          </text:list>
        </text:list-item>
      </text:list>
      <text:p text:style-name="P19">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Courier New1" svg:font-family="'Courier New'"/>
    <style:font-face style:name="Lucida Console" svg:font-family="'Lucida Console'"/>
    <style:font-face style:name="OpenSymbol" svg:font-family="OpenSymbol"/>
    <style:font-face style:name="inherit" svg:font-family="inherit, 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8-13T23:29:25.88</dc:date>
    <meta:print-date>2021-11-10T10:09:00Z</meta:print-date>
    <meta:editing-cycles>15</meta:editing-cycles>
    <meta:editing-duration>PT5H1M31S</meta:editing-duration>
    <meta:document-statistic meta:table-count="0" meta:image-count="3" meta:object-count="0" meta:page-count="6" meta:paragraph-count="112" meta:word-count="970" meta:character-count="7697"/>
    <meta:user-defined meta:name="ContentTypeId">0x010100ABF2351D8D067F4587FB0FF6F85F4613</meta:user-defined>
    <meta:template xlink:type="simple" xlink:actuate="onRequest" xlink:title="" xlink:href="Normal.dotm"/>
  </office:meta>
</office:document-meta>
</file>